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Segoe UI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4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5" style:family="table-cell" style:parent-style-name="Default">
      <style:table-cell-properties fo:background-color="#fce5c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e99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f5ce"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 table:number-columns-spanned="8" table:number-rows-spanned="1">
            <text:p>Datos del enunciado, tabla con las distancias (en kms) de cada autobús a cada taller. </text:p>
          </table:table-cell>
          <table:covered-table-cell table:number-columns-repeated="7"/>
          <table:table-cell/>
          <table:table-cell table:style-name="ce24" office:value-type="string" calcext:value-type="string" table:number-columns-spanned="7" table:number-rows-spanned="1">
            <text:p>Asignaciones de cada autobús a cada taller óptimas calculadas con Solver</text:p>
          </table:table-cell>
          <table:covered-table-cell table:style-name="ce8"/>
          <table:covered-table-cell table:number-columns-repeated="5"/>
          <table:table-cell table:number-columns-repeated="1007"/>
        </table:table-row>
        <table:table-row table:style-name="ro2">
          <table:table-cell table:number-columns-repeated="2"/>
          <table:table-cell table:style-name="ce18" office:value-type="string" calcext:value-type="string" table:number-columns-spanned="5" table:number-rows-spanned="1">
            <text:p>AUTOBUSES</text:p>
          </table:table-cell>
          <table:covered-table-cell table:number-columns-repeated="4"/>
          <table:table-cell/>
          <table:table-cell table:style-name="ce10"/>
          <table:table-cell table:number-columns-repeated="2"/>
          <table:table-cell table:style-name="ce18" office:value-type="string" calcext:value-type="string" table:number-columns-spanned="5" table:number-rows-spanned="1">
            <text:p>AUTOBUSES</text:p>
          </table:table-cell>
          <table:covered-table-cell table:number-columns-repeated="4"/>
          <table:table-cell table:number-columns-repeated="1008"/>
        </table:table-row>
        <table:table-row table:style-name="ro2">
          <table:table-cell table:number-columns-repeated="2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5</text:p>
          </table:table-cell>
          <table:table-cell/>
          <table:table-cell table:style-name="ce9"/>
          <table:table-cell table:number-columns-repeated="2"/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" table:number-rows-spanned="5">
            <text:p>TALLERES</text:p>
          </table:table-cell>
          <table:table-cell table:style-name="ce3" office:value-type="string" calcext:value-type="string">
            <text:p>T1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154" calcext:value-type="float">
            <text:p>154</text:p>
          </table:table-cell>
          <table:table-cell table:number-columns-repeated="2"/>
          <table:table-cell table:style-name="ce2" office:value-type="string" calcext:value-type="string" table:number-columns-spanned="1" table:number-rows-spanned="5">
            <text:p>TALLERES</text:p>
          </table:table-cell>
          <table:table-cell table:style-name="ce3" office:value-type="string" calcext:value-type="string">
            <text:p>T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table:style-name="ce3" office:value-type="string" calcext:value-type="string">
            <text:p>T2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2"/>
          <table:covered-table-cell/>
          <table:table-cell table:style-name="ce3" office:value-type="string" calcext:value-type="string">
            <text:p>T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covered-table-cell/>
          <table:table-cell table:style-name="ce3" office:value-type="string" calcext:value-type="string">
            <text:p>T3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251" calcext:value-type="float">
            <text:p>251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77" calcext:value-type="float">
            <text:p>177</text:p>
          </table:table-cell>
          <table:table-cell table:number-columns-repeated="2"/>
          <table:covered-table-cell/>
          <table:table-cell table:style-name="ce3" office:value-type="string" calcext:value-type="string">
            <text:p>T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table:style-name="ce3" office:value-type="string" calcext:value-type="string">
            <text:p>T4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149" calcext:value-type="float">
            <text:p>149</text:p>
          </table:table-cell>
          <table:table-cell table:number-columns-repeated="2"/>
          <table:covered-table-cell/>
          <table:table-cell table:style-name="ce3" office:value-type="string" calcext:value-type="string">
            <text:p>T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table:style-name="ce3" office:value-type="string" calcext:value-type="string">
            <text:p>T5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228" calcext:value-type="float">
            <text:p>228</text:p>
          </table:table-cell>
          <table:table-cell table:number-columns-repeated="2"/>
          <table:covered-table-cell/>
          <table:table-cell table:style-name="ce3" office:value-type="string" calcext:value-type="string">
            <text:p>T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25" office:value-type="string" calcext:value-type="string" table:number-columns-spanned="2" table:number-rows-spanned="1">
            <text:p>Función objetivo: </text:p>
          </table:table-cell>
          <table:covered-table-cell/>
          <table:table-cell table:style-name="ce26" table:formula="of:=SUMPRODUCT([.C9:.G13]; [.L9:.P13])" office:value-type="float" office:value="573" calcext:value-type="float">
            <text:p>573</text:p>
          </table:table-cell>
          <table:table-cell table:style-name="ce16" office:value-type="string" calcext:value-type="string" table:number-columns-spanned="4" table:number-rows-spanned="2">
            <text:p>Valor óptimo calculado con el objetivo de minimizar la </text:p>
            <text:p>Distancia recorrida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number-columns-repeated="14"/>
          <table:covered-table-cell table:number-columns-repeated="4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 table:number-columns-spanned="12" table:number-rows-spanned="1">
            <text:p>RESTRICCIONES</text:p>
          </table:table-cell>
          <table:covered-table-cell table:number-columns-repeated="11"/>
          <table:table-cell table:number-columns-repeated="1011"/>
        </table:table-row>
        <table:table-row table:style-name="ro4">
          <table:table-cell/>
          <table:table-cell table:style-name="ce14" office:value-type="string" calcext:value-type="string" table:number-columns-spanned="3" table:number-rows-spanned="1">
            <text:p>1. Restricción de asignaciones (=)</text:p>
          </table:table-cell>
          <table:covered-table-cell table:number-columns-repeated="2"/>
          <table:table-cell/>
          <table:table-cell table:style-name="ce21" office:value-type="string" calcext:value-type="string">
            <text:p>Parámetro 1 <text:s/>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2. Restricción capacidad de talleres (&lt;=)</text:p>
          </table:table-cell>
          <table:covered-table-cell table:number-columns-repeated="2"/>
          <table:table-cell/>
          <table:table-cell table:style-name="ce21" office:value-type="string" calcext:value-type="string">
            <text:p>Parámetro 2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A1</text:p>
          </table:table-cell>
          <table:table-cell table:formula="of:=SUM([.L9:.L1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T1</text:p>
          </table:table-cell>
          <table:table-cell table:style-name="ce7" table:formula="of:=SUM([.L9:.P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A2</text:p>
          </table:table-cell>
          <table:table-cell table:formula="of:=SUM([.M9:.M13])"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T2</text:p>
          </table:table-cell>
          <table:table-cell table:style-name="ce7" table:formula="of:=SUM([.L10:.P10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A3</text:p>
          </table:table-cell>
          <table:table-cell table:formula="of:=SUM([.N9:.N13])"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T3</text:p>
          </table:table-cell>
          <table:table-cell table:style-name="ce7" table:formula="of:=SUM([.L11:.P11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A4</text:p>
          </table:table-cell>
          <table:table-cell table:formula="of:=SUM([.O9:.O13])"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T4</text:p>
          </table:table-cell>
          <table:table-cell table:style-name="ce7" table:formula="of:=SUM([.L12:.P12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A5</text:p>
          </table:table-cell>
          <table:table-cell table:formula="of:=SUM([.P9:.P13])"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T5</text:p>
          </table:table-cell>
          <table:table-cell table:style-name="ce7" table:formula="of:=SUM([.L13:.P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5" table:number-rows-spanned="7">
            <text:p><text:span text:style-name="T1">Cada autobús debe asignarse a un taller. En la celda contigua a cada A_i </text:span></text:p>
            <text:p><text:span text:style-name="T1">vemos la cantidad de veces que este ha sido asignado. </text:span></text:p>
            <text:p/>
            <text:p><text:span text:style-name="T1">La celda “Parámetro 1” contiene el valor al que se tienen que igualar los </text:span></text:p>
            <text:p><text:span text:style-name="T1">valores de asignación de cada autobús.</text:span></text:p>
          </table:table-cell>
          <table:covered-table-cell table:number-columns-repeated="4"/>
          <table:table-cell table:number-columns-repeated="2"/>
          <table:table-cell table:style-name="ce16" office:value-type="string" calcext:value-type="string" table:number-columns-spanned="5" table:number-rows-spanned="7">
            <text:p><text:span text:style-name="T1">Cada taller debe tener como máximo un bus asignado.</text:span></text:p>
            <text:p><text:span text:style-name="T1"> En la celda contigua a cada T_i vemos la cantidad autobuses </text:span></text:p>
            <text:p><text:span text:style-name="T1">que se le han asignado. </text:span></text:p>
            <text:p/>
            <text:p><text:span text:style-name="T1">La celda “Parámetro 2” contiene el valor máximo de asignaciones permitidas.</text:span>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/>
          <table:covered-table-cell table:number-columns-repeated="5"/>
          <table:table-cell table:number-columns-repeated="2"/>
          <table:covered-table-cell table:number-columns-repeated="5"/>
          <table:table-cell table:number-columns-repeated="1011"/>
        </table:table-row>
        <table:table-row table:style-name="ro1">
          <table:table-cell/>
          <table:covered-table-cell table:number-columns-repeated="5"/>
          <table:table-cell table:number-columns-repeated="2"/>
          <table:covered-table-cell table:number-columns-repeated="5"/>
          <table:table-cell table:number-columns-repeated="1011"/>
        </table:table-row>
        <table:table-row table:style-name="ro1">
          <table:table-cell/>
          <table:covered-table-cell table:number-columns-repeated="5"/>
          <table:table-cell table:number-columns-repeated="2"/>
          <table:covered-table-cell table:number-columns-repeated="5"/>
          <table:table-cell table:number-columns-repeated="1011"/>
        </table:table-row>
        <table:table-row table:style-name="ro1">
          <table:table-cell/>
          <table:covered-table-cell table:number-columns-repeated="5"/>
          <table:table-cell table:number-columns-repeated="2"/>
          <table:covered-table-cell table:number-columns-repeated="5"/>
          <table:table-cell table:number-columns-repeated="1011"/>
        </table:table-row>
        <table:table-row table:style-name="ro1">
          <table:table-cell/>
          <table:covered-table-cell table:number-columns-repeated="5"/>
          <table:table-cell table:number-columns-repeated="2"/>
          <table:covered-table-cell table:number-columns-repeated="5"/>
          <table:table-cell table:number-columns-repeated="1011"/>
        </table:table-row>
        <table:table-row table:style-name="ro1">
          <table:table-cell/>
          <table:covered-table-cell table:number-columns-repeated="5"/>
          <table:table-cell table:number-columns-repeated="2"/>
          <table:covered-table-cell table:number-columns-repeated="5"/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'Hoja 1'.$A$1" table:cell-range-address=".$L$9:.$P$13" table:range-usable-as="hidden"/>
          <table:named-expression table:name="solver_asr" table:base-cell-address="$'Hoja 1'.$A$1" table:expression="0" loext:hidden="true"/>
          <table:named-expression table:name="solver_bbd" table:base-cell-address="$'Hoja 1'.$A$1" table:expression="1" loext:hidden="true"/>
          <table:named-expression table:name="solver_ccoeff" table:base-cell-address="$'Hoja 1'.$A$1" table:expression="0" loext:hidden="true"/>
          <table:named-expression table:name="solver_cog" table:base-cell-address="$'Hoja 1'.$A$1" table:expression="0" loext:hidden="true"/>
          <table:named-expression table:name="solver_crpb" table:base-cell-address="$'Hoja 1'.$A$1" table:expression="0" loext:hidden="true"/>
          <table:named-expression table:name="solver_eng" table:base-cell-address="$'Hoja 1'.$A$1" table:expression="2" loext:hidden="true"/>
          <table:named-expression table:name="solver_eps" table:base-cell-address="$'Hoja 1'.$A$1" table:expression="0" loext:hidden="true"/>
          <table:named-expression table:name="solver_int" table:base-cell-address="$'Hoja 1'.$A$1" table:expression="1" loext:hidden="true"/>
          <table:named-range table:name="solver_lhs1" table:base-cell-address="$'Hoja 1'.$A$1" table:cell-range-address=".$C$24:.$C$28" table:range-usable-as="hidden"/>
          <table:named-range table:name="solver_lhs2" table:base-cell-address="$'Hoja 1'.$A$1" table:cell-range-address=".$J$24:.$J$28" table:range-usable-as="hidden"/>
          <table:named-expression table:name="solver_lhs3" table:base-cell-address="$'Hoja 1'.$A$1" table:expression="solver_opt" loext:hidden="true"/>
          <table:named-expression table:name="solver_lo_eng" table:base-cell-address="$'Hoja 1'.$A$1" table:expression="&quot;com.sun.star.comp.Calc.LpsolveSolver&quot;" loext:hidden="true"/>
          <table:named-expression table:name="solver_mtpb" table:base-cell-address="$'Hoja 1'.$A$1" table:expression="0" loext:hidden="true"/>
          <table:named-expression table:name="solver_neg" table:base-cell-address="$'Hoja 1'.$A$1" table:expression="1" loext:hidden="true"/>
          <table:named-expression table:name="solver_num" table:base-cell-address="$'Hoja 1'.$A$1" table:expression="3" loext:hidden="true"/>
          <table:named-range table:name="solver_opt" table:base-cell-address="$'Hoja 1'.$A$1" table:cell-range-address=".$N$17" table:range-usable-as="hidden"/>
          <table:named-expression table:name="solver_rel1" table:base-cell-address="$'Hoja 1'.$A$1" table:expression="2" loext:hidden="true"/>
          <table:named-expression table:name="solver_rel2" table:base-cell-address="$'Hoja 1'.$A$1" table:expression="1" loext:hidden="true"/>
          <table:named-expression table:name="solver_rel3" table:base-cell-address="$'Hoja 1'.$A$1" table:expression="5" loext:hidden="true"/>
          <table:named-range table:name="solver_rhs1" table:base-cell-address="$'Hoja 1'.$A$1" table:cell-range-address=".$F$24" table:range-usable-as="hidden"/>
          <table:named-range table:name="solver_rhs2" table:base-cell-address="$'Hoja 1'.$A$1" table:cell-range-address=".$M$24" table:range-usable-as="hidden"/>
          <table:named-expression table:name="solver_smax" table:base-cell-address="$'Hoja 1'.$A$1" table:expression="0" loext:hidden="true"/>
          <table:named-expression table:name="solver_smin" table:base-cell-address="$'Hoja 1'.$A$1" table:expression="0" loext:hidden="true"/>
          <table:named-expression table:name="solver_soc" table:base-cell-address="$'Hoja 1'.$A$1" table:expression="0" loext:hidden="true"/>
          <table:named-expression table:name="solver_stol" table:base-cell-address="$'Hoja 1'.$A$1" table:expression="0" loext:hidden="true"/>
          <table:named-expression table:name="solver_tim" table:base-cell-address="$'Hoja 1'.$A$1" table:expression="100" loext:hidden="true"/>
          <table:named-expression table:name="solver_typ" table:base-cell-address="$'Hoja 1'.$A$1" table:expression="2" loext:hidden="true"/>
          <table:named-expression table:name="solver_vrt" table:base-cell-address="$'Hoja 1'.$A$1" table:expression="0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9:05:34.76774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date>2025-10-31T19:06:34.285053900</dc:date>
    <meta:editing-duration>P1DT1H39M56S</meta:editing-duration>
    <meta:editing-cycles>11</meta:editing-cycles>
    <meta:document-statistic meta:table-count="1" meta:cell-count="108" meta:object-count="0"/>
  </office:meta>
</office:document-meta>
</file>